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2]-[.F12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2])" office:value-type="float" office:value="250" calcext:value-type="float">
            <text:p>25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7.8798155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7.881001163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6-27">00/00/0000</text:date><text:s/>- <text:time style:data-style-name="N2" text:time-value="10:21:37.882100392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6-27T10:21:38.237640568</dc:date>
    <meta:print-date>2020-10-05T15:55:44.962000000</meta:print-date>
    <dc:language>pt-PT</dc:language>
    <meta:editing-cycles>663</meta:editing-cycles>
    <meta:editing-duration>PT9H23M9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